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27H41M31.899051S" calcext:value-type="time">
            <text:p>827:41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5H21M50.618S" calcext:value-type="time">
            <text:p>05:21</text:p>
          </table:table-cell>
          <table:table-cell table:style-name="ce24"/>
          <table:table-cell table:style-name="ce30" office:value-type="string" calcext:value-type="string">
            <text:p>Fireplace puzzle cleanup, heal/ignite delay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37H06M54.196S" calcext:value-type="time">
            <text:p>37:0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4]-[.B164] &gt; 0; [.C164]-[.B1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4]-[.F164] &gt; 0; [.G164]-[.F164]; 0)" office:value-type="time" office:time-value="PT00H00M00S" calcext:value-type="time">
            <text:p>00:00</text:p>
          </table:table-cell>
          <table:table-cell table:formula="of:=[.D164]+[.H1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5]-[.B165] &gt; 0; [.C165]-[.B1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5]-[.F165] &gt; 0; [.G165]-[.F165]; 0)" office:value-type="time" office:time-value="PT00H00M00S" calcext:value-type="time">
            <text:p>00:00</text:p>
          </table:table-cell>
          <table:table-cell table:formula="of:=[.D165]+[.H1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6]-[.B166] &gt; 0; [.C166]-[.B1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6]-[.F166] &gt; 0; [.G166]-[.F166]; 0)" office:value-type="time" office:time-value="PT00H00M00S" calcext:value-type="time">
            <text:p>00:00</text:p>
          </table:table-cell>
          <table:table-cell table:formula="of:=[.D166]+[.H1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9]-[.B169] &gt; 0; [.C169]-[.B1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9]-[.F169] &gt; 0; [.G169]-[.F169]; 0)" office:value-type="time" office:time-value="PT00H00M00S" calcext:value-type="time">
            <text:p>00:00</text:p>
          </table:table-cell>
          <table:table-cell table:formula="of:=[.D169]+[.H1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0]-[.B170] &gt; 0; [.C170]-[.B1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0]-[.F170] &gt; 0; [.G170]-[.F170]; 0)" office:value-type="time" office:time-value="PT00H00M00S" calcext:value-type="time">
            <text:p>00:00</text:p>
          </table:table-cell>
          <table:table-cell table:formula="of:=[.D170]+[.H1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07:56:28.7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17T12:50:06.663000000</dc:date>
    <dc:creator>Benjamin Laws</dc:creator>
    <meta:editing-duration>P35DT20H20M4S</meta:editing-duration>
    <meta:editing-cycles>954</meta:editing-cycles>
    <meta:generator>LibreOffice/7.2.6.2$Windows_X86_64 LibreOffice_project/b0ec3a565991f7569a5a7f5d24fed7f52653d754</meta:generator>
    <meta:document-statistic meta:table-count="2" meta:cell-count="1252" meta:object-count="0"/>
  </office:meta>
</office:document-meta>
</file>